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2.49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aa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9" style:family="graphic" style:parent-style-name="standard">
      <style:graphic-properties draw:stroke="dash" draw:stroke-dash="Double_20_Dash" svg:stroke-width="0.053cm" svg:stroke-color="#ff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704cm" fo:min-width="17.012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8a202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b2b2b2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-color="#ffaa95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9" draw:id="id9" draw:layer="layout" svg:width="3.81cm" svg:height="1.852cm" svg:x="14.661cm" svg:y="4.545cm">
          <text:p text:style-name="P4"><text:span text:style-name="T1">Using </text:span></text:p>
          <text:p text:style-name="P4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4" draw:id="id4" draw:layer="layout" svg:width="13.135cm" svg:height="1.471cm" svg:x="1.517cm" svg:y="10.324cm">
          <text:p text:style-name="P1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5" draw:id="id5" draw:layer="layout" svg:width="17.263cm" svg:height="1.471cm" svg:x="1.517cm" svg:y="12.864cm">
          <text:p text:style-name="P1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10" draw:text-style-name="P10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10" draw:text-style-name="P10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10" draw:text-style-name="P10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10" draw:text-style-name="P10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10" draw:text-style-name="P10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10" draw:text-style-name="P10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10" draw:text-style-name="P10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11" draw:text-style-name="P10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0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0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1" draw:layer="layout" svg:width="2.94cm" svg:height="0.886cm" svg:x="20.367cm" svg:y="1.701cm">
          <draw:text-box>
            <text:p>Modeling</text:p>
          </draw:text-box>
        </draw:frame>
        <draw:frame draw:style-name="gr16" draw:text-style-name="P11" draw:layer="layout" svg:width="3.207cm" svg:height="0.886cm" svg:x="20.367cm" svg:y="4.81cm">
          <draw:text-box>
            <text:p>Modifying</text:p>
          </draw:text-box>
        </draw:frame>
        <draw:frame draw:style-name="gr17" draw:text-style-name="P11" draw:layer="layout" svg:width="3.271cm" svg:height="0.886cm" svg:x="20.367cm" svg:y="10.591cm">
          <draw:text-box>
            <text:p>Simulation</text:p>
          </draw:text-box>
        </draw:frame>
        <draw:frame draw:style-name="gr18" draw:text-style-name="P11" draw:layer="layout" svg:width="3.588cm" svg:height="1.521cm" svg:x="20.589cm" svg:y="15.605cm">
          <draw:text-box>
            <text:p>Controlling</text:p>
          </draw:text-box>
        </draw:frame>
        <draw:custom-shape draw:style-name="gr19" draw:text-style-name="P10" draw:layer="layout" svg:width="17.78cm" svg:height="2.222cm" svg:x="1.317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1T11:28:48.682487480</dc:date>
    <meta:editing-duration>PT42M14S</meta:editing-duration>
    <meta:editing-cycles>5</meta:editing-cycles>
    <meta:generator>LibreOffice/24.2.7.2$Linux_X86_64 LibreOffice_project/420$Build-2</meta:generator>
    <meta:document-statistic meta:object-count="26"/>
  </office:meta>
</office:document-meta>
</file>